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65in"/>
    </style:style>
    <style:style style:name="co12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H$3:.$H$37])" table:allow-empty-cell="true" table:display-list="unsorted" table:base-cell-address="zi_parts_20240120.D91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10" table:default-cell-style-name="ce16"/>
        <table:table-column table:style-name="co11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/>
          <table:table-cell table:style-name="ce9" table:content-validation-name="val2" office:value-type="string" calcext:value-type="string">
            <text:p>earth</text:p>
          </table:table-cell>
          <table:table-cell table:style-name="ce17"/>
          <table:table-cell table:style-name="ce10" table:number-columns-repeated="16374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气</text:p>
          </table:table-cell>
          <table:table-cell/>
          <table:table-cell office:value-type="string" calcext:value-type="string">
            <text:p>炁</text:p>
          </table:table-cell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风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云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tool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电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ce-time</text:p>
          </table:table-cell>
          <table:table-cell table:number-columns-repeated="16375"/>
        </table:table-row>
        <table:table-row table:style-name="ro1">
          <table:table-cell table:style-name="Default" table:number-columns-repeated="7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川</text:p>
          </table:table-cell>
          <table:table-cell/>
          <table:table-cell table:style-name="ce3" office:value-type="string" calcext:value-type="string">
            <text:p>巛 </text:p>
          </table:table-cell>
          <table:table-cell table:content-validation-name="val3" office:value-type="string" calcext:value-type="string">
            <text:p>earth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坙</text:p>
          </table:table-cell>
          <table:table-cell table:style-name="Default" table:number-columns-repeated="2"/>
          <table:table-cell table:content-validation-name="val3" office:value-type="string" calcext:value-type="string">
            <text:p>plant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9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魚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鳥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飞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龟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<text:s/>爫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齿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齒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见</text:p>
          </table:table-cell>
          <table:table-cell/>
          <table:table-cell office:value-type="string" calcext:value-type="string">
            <text:p>見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页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頁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面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彡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坐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肉</text:p>
          </table:table-cell>
          <table:table-cell table:style-name="Default"/>
          <table:table-cell table:style-name="Default" office:value-type="string" calcext:value-type="string">
            <text:p>月</text:p>
          </table:table-cell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血</text:p>
          </table:table-cell>
          <table:table-cell table:style-name="Default" table:number-columns-repeated="2"/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革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氏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戶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o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pal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distri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it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乡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townshi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ounty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司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贝</text:p>
          </table:table-cell>
          <table:table-cell table:style-name="Default"/>
          <table:table-cell office:value-type="string" calcext:value-type="string">
            <text:p>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币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兵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士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匕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eap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/>
          <table:table-cell office:value-type="string" calcext:value-type="string">
            <text:p>weap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車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罒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乐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文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字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句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攵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6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黑</text:p>
          </table:table-cell>
          <table:table-cell/>
          <table:table-cell table:style-name="Default" office:value-type="string" calcext:value-type="string">
            <text:p>乌</text:p>
          </table:table-cell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兰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w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re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ev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eigh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n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hundr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-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亿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hundred-mill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trillion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阴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ing</text:p>
          </table:table-cell>
          <table:table-cell/>
          <table:table-cell table:style-name="ce18"/>
          <table:table-cell table:number-columns-repeated="16374"/>
        </table:table-row>
        <table:table-row table:style-name="ro2">
          <table:table-cell table:style-name="ce3" office:value-type="string" calcext:value-type="string">
            <text:p>阳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ang</text:p>
          </table:table-cell>
          <table:table-cell/>
          <table:table-cell table:style-name="ce18"/>
          <table:table-cell table:number-columns-repeated="16374"/>
        </table:table-row>
        <table:table-row table:style-name="ro2">
          <table:table-cell table:style-name="ce3" office:value-type="string" calcext:value-type="string">
            <text:p>乾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qia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3.6492in" draw:caption-point-x="-0.2402in" draw:caption-point-y="0.5945in">
              <dc:date>2024-01-22T00:00:00</dc:date>
              <text:p text:style-name="P1"><text:span text:style-name="T1">代表天，象征着刚健、坚强、高明</text:span></text:p>
            </office:annotation>
            <text:p>天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坤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u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3.8496in" draw:caption-point-x="-0.2402in" draw:caption-point-y="0.5945in">
              <dc:date>2024-01-22T00:00:00</dc:date>
              <text:p text:style-name="P1"><text:span text:style-name="T1">代表地，象征着柔顺、和谐、包容</text:span></text:p>
            </office:annotation>
            <text:p>地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坎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a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0504in" draw:caption-point-x="-0.2402in" draw:caption-point-y="0.5945in">
              <dc:date>2024-01-22T00:00:00</dc:date>
              <text:p text:style-name="P1"><text:span text:style-name="T1">代表水，象征着智慧、深邃、变通</text:span></text:p>
            </office:annotation>
            <text:p>水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离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li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2512in" draw:caption-point-x="-0.2402in" draw:caption-point-y="0.5945in">
              <dc:date>2024-01-22T00:00:00</dc:date>
              <text:p text:style-name="P1"><text:span text:style-name="T1">代表火，象征着明亮、热情、活力</text:span></text:p>
            </office:annotation>
            <text:p>火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震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zhe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452in" draw:caption-point-x="-0.2402in" draw:caption-point-y="0.5945in">
              <dc:date>2024-01-22T00:00:00</dc:date>
              <text:p text:style-name="P1"><text:span text:style-name="T1">代表雷，象征着刚强、激烈、爆发</text:span></text:p>
            </office:annotation>
            <text:p>雷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艮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ge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6524in" draw:caption-point-x="-0.2402in" draw:caption-point-y="0.5945in">
              <dc:date>2024-01-22T00:00:00</dc:date>
              <text:p text:style-name="P1"><text:span text:style-name="T1">代表山，象征着稳固、厚重、坚实</text:span></text:p>
            </office:annotation>
            <text:p>山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巽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xu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8531in" draw:caption-point-x="-0.2402in" draw:caption-point-y="0.5945in">
              <dc:date>2024-01-22T00:00:00</dc:date>
              <text:p text:style-name="P1"><text:span text:style-name="T1">代表风，象征着柔和、变通、包容</text:span></text:p>
            </office:annotation>
            <text:p>风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兑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dui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5.0539in" draw:caption-point-x="-0.2402in" draw:caption-point-y="0.5945in">
              <dc:date>2024-01-22T00:00:00</dc:date>
              <text:p text:style-name="P1"><text:span text:style-name="T1">代表泽，象征着明亮、和谐、圆满</text:span></text:p>
            </office:annotation>
            <text:p>泽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时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2">
          <table:table-cell table:style-name="ce3" office:value-type="string" calcext:value-type="string">
            <text:p>甲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iǎ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ǐ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bǐng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丁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dīng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戊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ù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己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ǐ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庚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ēng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辛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īn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壬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rén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癸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uǐ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子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z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Nov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丑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o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Dec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寅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in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Janunar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卯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mao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Feb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辰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en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Marc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April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午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Ma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未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e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June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hen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Jul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酉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o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Aug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戌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Sep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亥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ha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Oc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东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Ea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Sou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西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We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Nor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Cen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/>
          <table:table-cell table:style-name="ce18"/>
          <table:table-cell table:number-columns-repeated="16374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丰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不不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table:style-name="Default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 table:number-columns-repeated="16379"/>
        </table:table-row>
        <table:table-row table:style-name="ro1" table:number-rows-repeated="1048129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D1:zi_parts_20240120.D1048576"/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2T11:53:08.105000000</dc:date>
    <meta:editing-duration>P4DT22H22M31S</meta:editing-duration>
    <meta:editing-cycles>138</meta:editing-cycles>
    <meta:generator>LibreOffice/7.4.4.2$Windows_X86_64 LibreOffice_project/85569322deea74ec9134968a29af2df5663baa21</meta:generator>
    <meta:document-statistic meta:table-count="3" meta:cell-count="2131" meta:object-count="0"/>
    <meta:user-defined meta:name="date">YYYY-01-DDT23:44:31.815</meta:user-defined>
  </office:meta>
</office:document-meta>
</file>